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Heavy Armo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3" office:value-type="string">
            <text:p>allows to use medium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damage with swor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2])" office:value-type="float" office:value="205">
            <text:p>205</text:p>
          </table:table-cell>
          <table:table-cell table:number-columns-repeated="1021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4"/>
        <table:table-column table:style-name="co7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office:value-type="string">
            <text:p>Shield Pummel</text:p>
          </table:table-cell>
          <table:table-cell office:value-type="string">
            <text:p>Riposte</text:p>
          </table:table-cell>
          <table:table-cell office:value-type="string">
            <text:p>Overpower</text:p>
          </table:table-cell>
          <table:table-cell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office:value-type="string">
            <text:p>Shield Wall</text:p>
          </table:table-cell>
          <table:table-cell office:value-type="string">
            <text:p>Repulsion</text:p>
          </table:table-cell>
          <table:table-cell office:value-type="string">
            <text:p>Shield Expertise</text:p>
          </table:table-cell>
          <table:table-cell office:value-type="string">
            <text:p>Last Stand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office:value-type="string">
            <text:p>Dual training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Flurry</text:p>
          </table:table-cell>
          <table:table-cell office:value-type="string">
            <text:p>Sweep</text:p>
          </table:table-cell>
          <table:table-cell office:value-type="string">
            <text:p>Dual Strike</text:p>
          </table:table-cell>
          <table:table-cell office:value-type="string">
            <text:p>Whirlwind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Dual defense</text:p>
          </table:table-cell>
          <table:table-cell table:number-columns-repeated="2"/>
          <table:table-cell office:value-type="string">
            <text:p>Momentum</text:p>
          </table:table-cell>
          <table:table-cell/>
          <table:table-cell table:style-name="ce25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 office:value-type="string">
            <text:p>Combat training</text:p>
          </table:table-cell>
          <table:table-cell office:value-type="string">
            <text:p>Perfect Striking</text:p>
          </table:table-cell>
          <table:table-cell office:value-type="string">
            <text:p>Blinding Speed</text:p>
          </table:table-cell>
          <table:table-cell table:style-name="ce22" office:value-type="string">
            <text:p>Precise Striking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Health</text:p>
          </table:table-cell>
          <table:table-cell office:value-type="string">
            <text:p>Heavy Armour</text:p>
          </table:table-cell>
          <table:table-cell office:value-type="string">
            <text:p>Massive Armour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Quick Recovery</text:p>
          </table:table-cell>
          <table:table-cell table:number-columns-repeated="2"/>
          <table:table-cell office:value-type="string">
            <text:p>Unending Frenzy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Weapon training</text:p>
          </table:table-cell>
          <table:table-cell office:value-type="string">
            <text:p>Sword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Ax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Mac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Knife Mastery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8">28/01/2010</text:date>, <text:time>15:2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8T15:28:23</dc:date>
    <dc:language>fr-FR</dc:language>
    <meta:editing-cycles>106</meta:editing-cycles>
    <meta:editing-duration>PT58H28M25S</meta:editing-duration>
    <dc:creator>Nicolas Casalini</dc:creator>
    <meta:document-statistic meta:table-count="2" meta:cell-count="288" meta:object-count="0"/>
    <meta:user-defined meta:name="Info 1"/>
    <meta:user-defined meta:name="Info 2"/>
    <meta:user-defined meta:name="Info 3"/>
    <meta:user-defined meta:name="Info 4"/>
  </office:meta>
</office:document-meta>
</file>